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84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61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on du dialogSeekBar + Fenetre chapters, juste à coté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Extended Info pour les films : Director + Page Film / Acteur sur le onClick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Rechercher les info pour un Album qui n'est pas dans la DB locale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Mode hors connexion pour les extra info des films, utiliser info locale ou afficher une erreur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Sauver le chemin Artist/Album/Songs quand l'appli est shutdown pour le restaurer après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Fetch de toutes les info (ne marche pas bien pour la musique, vérifier pour les films)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Film – Ajouter un bouton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Artist – Ajouter un bouton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Album – Ajouter un bouton</text:p>
          </table:table-cell>
          <table:table-cell office:value-type="string" calcext:value-type="string">
            <text:p>FEA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uton pour choisir un fanart pour les artist et les films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Bouton shuffle all sur la page all songs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Bouton Play Album + Shuffle + Add to queue sur la page all albums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Bouton Play Album + Shuffle + Add to queue sur la page all artist view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stion des sources Add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Gestion des sources Remove &amp; Clean DB</text:p>
          </table:table-cell>
          <table:table-cell office:value-type="string" calcext:value-type="string">
            <text:p>FEA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Intégration de Twitch.TV</text:p>
          </table:table-cell>
          <table:table-cell office:value-type="string" calcext:value-type="string">
            <text:p>FEAT</text:p>
          </table:table-cell>
        </table:table-row>
        <table:table-row table:style-name="ro3">
          <table:table-cell office:value-type="string" calcext:value-type="string">
            <text:p>Fix de la progress bar qui donne souvent une info bidon</text:p>
          </table:table-cell>
          <table:table-cell office:value-type="string" calcext:value-type="string">
            <text:p>ENH</text:p>
          </table:table-cell>
        </table:table-row>
        <table:table-row table:style-name="ro3">
          <table:table-cell office:value-type="string" calcext:value-type="string">
            <text:p>Pb du visaliser qui ne démarre pas assez vite quand on lance la musique depuis le DialogAlbumInfo, c'est moche</text:p>
          </table:table-cell>
          <table:table-cell office:value-type="string" calcext:value-type="string">
            <text:p>ENH</text:p>
          </table:table-cell>
        </table:table-row>
        <table:table-row table:style-name="ro3">
          <table:table-cell office:value-type="string" calcext:value-type="string">
            <text:p>Utiliser Milkdrop sous windows et projectM sous linux</text:p>
          </table:table-cell>
          <table:table-cell office:value-type="string" calcext:value-type="string">
            <text:p>F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000-00-00T00:00:01.433466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ureau</meta:initial-creator>
    <meta:creation-date>2015-11-12T08:00:33.081401533</meta:creation-date>
    <dc:date>2015-12-06T18:04:02.691053478</dc:date>
    <dc:creator>Pierre Bureau</dc:creator>
    <meta:editing-duration>PT20M44S</meta:editing-duration>
    <meta:editing-cycles>7</meta:editing-cycles>
    <meta:generator>LibreOffice/4.1.3.2$Linux_x86 LibreOffice_project/410m0$Build-2</meta:generator>
    <meta:document-statistic meta:table-count="1" meta:cell-count="38" meta:object-count="0"/>
  </office:meta>
</office:document-meta>
</file>